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officeooo:rsid="001fbd27" officeooo:paragraph-rsid="001fbd27" fo:background-color="#ffff00" style:font-size-asian="14pt" style:font-size-complex="14pt"/>
    </style:style>
    <style:style style:name="P2" style:family="paragraph" style:parent-style-name="Standard">
      <style:paragraph-properties style:writing-mode="lr-tb"/>
      <style:text-properties officeooo:paragraph-rsid="001fbd27"/>
    </style:style>
    <style:style style:name="P3" style:family="paragraph" style:parent-style-name="Standard">
      <style:paragraph-properties style:writing-mode="lr-tb"/>
      <style:text-properties style:font-name="Liberation Serif" fo:font-size="14pt" officeooo:paragraph-rsid="001fbd27" style:font-size-asian="14pt" style:font-size-complex="14pt"/>
    </style:style>
    <style:style style:name="P4" style:family="paragraph" style:parent-style-name="Standard">
      <style:paragraph-properties style:writing-mode="lr-tb"/>
      <style:text-properties style:font-name="Liberation Serif" fo:font-size="14pt" officeooo:rsid="001fbd27" officeooo:paragraph-rsid="001fbd27" fo:background-color="#ffff00" style:font-size-asian="14pt" style:font-size-complex="14pt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2pt"/>
    </style:style>
    <style:style style:name="T3" style:family="text">
      <style:text-properties fo:font-size="13.5pt"/>
    </style:style>
    <style:style style:name="T4" style:family="text">
      <style:text-properties fo:font-size="12pt"/>
    </style:style>
    <style:style style:name="T5" style:family="text">
      <style:text-properties officeooo:rsid="001fbd27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1fbd27" fo:background-color="#ffff00" loext:char-shading-value="0"/>
    </style:style>
    <style:style style:name="T8" style:family="text">
      <style:text-properties officeooo:rsid="001fbd27" fo:background-color="#ff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style:font-name="Liberation Serif" fo:font-size="14pt" officeooo:rsid="001fbd27" fo:background-color="#ffff00" loext:char-shading-value="0" style:font-size-asian="14pt" style:font-size-complex="14pt"/>
    </style:style>
    <style:style style:name="T11" style:family="text">
      <style:text-properties style:font-name="Liberation Serif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page38R_mcid1"/>Ejercicio 5 <text:bookmark text:name="page38R_mcid2"/><text:line-break/>1. Ejecuta los siguientes comandos: <text:bookmark text:name="page38R_mcid3"/><text:line-break/>(a) Muestra la ruta absoluta del directorio de trabajo:</text:p>
      <text:p text:style-name="P2"><text:span text:style-name="T10">pwd</text:span><text:span text:style-name="T11"><text:line-break/>(b) Ves al directorio raíz </text:span></text:p>
      <text:p text:style-name="P4">cd /</text:p>
      <text:p text:style-name="P3">(c) Ves al directorio /etc/init.d</text:p>
      <text:p text:style-name="P4">cd /etc/init.d/</text:p>
      <text:p text:style-name="P3">(d) Vuelve al último directorio en el que estuviste sin usar ninguna ruta ni <text:line-break/>argumento.</text:p>
      <text:p text:style-name="P3"><text:span text:style-name="T8">cd -</text:span><text:line-break/>(e) Comprueba donde te encuentras. </text:p>
      <text:p text:style-name="P3"><text:span text:style-name="T8">pwd</text:span><text:line-break/>(f) Ves al directorio personal. </text:p>
      <text:p text:style-name="P2"><text:bookmark text:name="page38R_mcid8"/><text:span text:style-name="T10">cd ~</text:span><text:span text:style-name="T11"><text:line-break/>(g) Comprueba que “.” y “..” son enlaces duros del directorio actual y del <text:line-break/>directorio padre.</text:span></text:p>
      <text:p text:style-name="P1">ls -ai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17:58:39.951279706</meta:creation-date>
    <dc:date>2021-10-13T18:10:15.406105730</dc:date>
    <meta:editing-duration>PT1M25S</meta:editing-duration>
    <meta:editing-cycles>1</meta:editing-cycles>
    <meta:document-statistic meta:table-count="0" meta:image-count="0" meta:object-count="0" meta:page-count="1" meta:paragraph-count="10" meta:word-count="79" meta:character-count="456" meta:non-whitespace-character-count="380"/>
    <meta:generator>LibreOffice/6.4.6.2$Linux_X86_64 LibreOffice_project/40$Build-2</meta:generator>
  </office:meta>
</office:document-meta>
</file>